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815" officeooo:paragraph-rsid="0017b815"/>
    </style:style>
    <style:style style:name="P2" style:family="paragraph" style:parent-style-name="Standard">
      <style:text-properties officeooo:rsid="0017b815" officeooo:paragraph-rsid="0018dc43"/>
    </style:style>
    <style:style style:name="P3" style:family="paragraph" style:parent-style-name="Standard">
      <style:text-properties officeooo:rsid="00045f53" officeooo:paragraph-rsid="0017b81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45f53" officeooo:paragraph-rsid="0017b815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019bd2a" officeooo:paragraph-rsid="0019bd2a" style:font-weight-asian="normal" style:font-weight-complex="normal"/>
    </style:style>
    <style:style style:name="P6" style:family="paragraph" style:parent-style-name="Standard">
      <style:text-properties fo:font-weight="normal" officeooo:rsid="001ab733" officeooo:paragraph-rsid="001ab733" style:font-weight-asian="normal" style:font-weight-complex="normal"/>
    </style:style>
    <style:style style:name="P7" style:family="paragraph" style:parent-style-name="Standard">
      <style:text-properties fo:font-weight="normal" officeooo:rsid="001d3e7f" officeooo:paragraph-rsid="001d3e7f" style:font-weight-asian="normal" style:font-weight-complex="normal"/>
    </style:style>
    <style:style style:name="P8" style:family="paragraph" style:parent-style-name="Standard">
      <style:text-properties officeooo:rsid="001ab733" officeooo:paragraph-rsid="001ab733"/>
    </style:style>
    <style:style style:name="P9" style:family="paragraph" style:parent-style-name="Standard">
      <style:text-properties officeooo:rsid="001d3e7f" officeooo:paragraph-rsid="001d3e7f"/>
    </style:style>
    <style:style style:name="P10" style:family="paragraph" style:parent-style-name="Standard">
      <style:text-properties fo:font-weight="normal" officeooo:rsid="0019bd2a" officeooo:paragraph-rsid="0019bd2a" style:font-weight-asian="normal" style:font-weight-complex="normal"/>
    </style:style>
    <style:style style:name="P11" style:family="paragraph" style:parent-style-name="Standard">
      <style:text-properties fo:font-weight="bold" officeooo:rsid="001d3e7f" officeooo:paragraph-rsid="001d3e7f" style:font-weight-asian="bold" style:font-weight-complex="bold"/>
    </style:style>
    <style:style style:name="P12" style:family="paragraph" style:parent-style-name="Standard">
      <style:text-properties fo:font-weight="bold" officeooo:rsid="00045f53" officeooo:paragraph-rsid="0017b815" style:font-weight-asian="bold" style:font-weight-complex="bold"/>
    </style:style>
    <style:style style:name="P13" style:family="paragraph" style:parent-style-name="Standard">
      <style:text-properties fo:font-weight="bold" officeooo:rsid="0017b815" officeooo:paragraph-rsid="0017b815" style:font-weight-asian="bold" style:font-weight-complex="bold"/>
    </style:style>
    <style:style style:name="P14" style:family="paragraph" style:parent-style-name="Standard">
      <style:text-properties officeooo:rsid="001e33e1" officeooo:paragraph-rsid="001e33e1"/>
    </style:style>
    <style:style style:name="P15" style:family="paragraph" style:parent-style-name="Standard">
      <style:text-properties officeooo:rsid="0017b815" officeooo:paragraph-rsid="0017b815"/>
    </style:style>
    <style:style style:name="T1" style:family="text">
      <style:text-properties officeooo:rsid="0017b8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c43" style:font-weight-asian="bold" style:font-weight-complex="bold"/>
    </style:style>
    <style:style style:name="T4" style:family="text">
      <style:text-properties fo:font-weight="bold" officeooo:rsid="001a2e3e" style:font-weight-asian="bold" style:font-weight-complex="bold"/>
    </style:style>
    <style:style style:name="T5" style:family="text">
      <style:text-properties officeooo:rsid="001d3e7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dc43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2e3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8dc43" style:font-style-asian="italic" style:font-weight-asian="normal" style:font-style-complex="italic" style:font-weight-complex="normal"/>
    </style:style>
    <style:style style:name="T12" style:family="text">
      <style:text-properties officeooo:rsid="001a2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ividade <text:span text:style-name="T1">B</text:span> (<text:span text:style-name="T1">Apostila Caellum</text:span>)</text:p>
      <text:p text:style-name="P3"/>
      <text:p text:style-name="P12">Capítulo 0<text:span text:style-name="T1">2</text:span>:</text:p>
      <text:p text:style-name="P14">2.17 <text:span text:style-name="T5">– </text:span>Exercícios adicionais:</text:p>
      <text:p text:style-name="P14">1) Um arquivo fonte Java deve sempre ter a extensão .java , ou o compilador o rejeitará. Além disso, existem</text:p>
      <text:p text:style-name="P14">algumas outras regras na hora de dar o nome de um arquivo Java. Experimente gravar o código deste</text:p>
      <text:p text:style-name="P14">capítulo com OutroNome.java ou algo similar.</text:p>
      <text:p text:style-name="P1"/>
      <text:p text:style-name="P13">Capítulo 03:</text:p>
      <text:p text:style-name="P9">3.12 – Para saber mais:</text:p>
      <text:p text:style-name="P1">01. Vimos apenas os comandos mais usados para controle de fluxo. O Java ainda possui o do..while e o switch . Pesquise sobre eles e diga quando é interessante usar cada um deles.</text:p>
      <text:p text:style-name="P2">Resposta: <text:span text:style-name="T10">O switch funciona de um jeito muito parecido com um cardápio. Ele recebe uma variável e avalia seu valor e dependendo do valor escolhe o caso que vai ser executado. Sendo assim é ótimo pra ser usado em caso de menu, cardápios ou qualquer outra ocasião que siga o mesmo 'estilo'. </text:span><text:span text:style-name="T11">Diferente da expressão while o 'do..while' executa o bloco de instruções pelo menos uma vez, já que a condição só é testada no final do bloco. Um exemplo de ocasião interessante para utilizá-lo seria a exibição de um menu, já que um menu precisa ser exibido pelo menos uma vez.</text:span></text:p>
      <text:p text:style-name="P2"/>
      <text:p text:style-name="P5">02. Algumas vezes, temos vários laços encadeados. Podemos utilizar o break para quebrar o laço mais interno. Mas, se quisermos quebrar um laço mais externo, teremos de encadear diversos ifs e seu código ficará uma bagunça. O Java possui um artifício chamado labeled loops; pesquise sobre eles.</text:p>
      <text:p text:style-name="P5">Resposta: <text:span text:style-name="T8">O labeled loops é uma espécie de rótulo para loops, onde você nomeia cada loop e quando for usar o 'break' pode mensionar o loop mais externo com a expressão 'break nomeDoLoop;'</text:span></text:p>
      <text:p text:style-name="P5"/>
      <text:p text:style-name="P5">03. O que acontece se você tentar dividir um número inteiro por 0? E por 0.0?</text:p>
      <text:p text:style-name="P5">Resposta: <text:span text:style-name="T9">Dividindo por 0 da erro, pois é impossível dividir um número por 0. Dividindo por 0.0 a resposta é 'Infinity'.</text:span></text:p>
      <text:p text:style-name="P5"/>
      <text:p text:style-name="P8">04. Existe um caminho entre os tipos primitivos que indicam se há a necessidade ou não de casting entre os tipos. Por exemplo, int -&gt; long -&gt; double (um int pode ser tratado como um double , mas não o contrário). Pesquise (ou teste), e posicione os outros tipos primitivos nesse fluxo.</text:p>
      <text:p text:style-name="P8">Resposta: </text:p>
      <text:p text:style-name="P8"/>
      <text:p text:style-name="P8">05. Além dos operadores de incremento, existem os de decremento, como --i e i-- . Além desses, você pode usar instruções do tipo i += x e i -= x , o que essas instruções fazem? Teste.</text:p>
      <text:p text:style-name="P8">Resposta: <text:span text:style-name="T10">A instrução i += x adiciona o valor de X em i. O oposto ocorre na expressão i -= x onde i decrementa o valor de X.</text:span></text:p>
      <text:p text:style-name="P6"/>
      <text:p text:style-name="P7">3.13 – Fixação de sintaxe:</text:p>
      <text:p text:style-name="P7">05. No código do exercício anterior, aumente a quantidade de números que terão os fatoriais impressos, até 20, 30, 40. Em um determinado momento, além desse cálculo demorar, vai começar a mostrar respostas completamente erradas. Por quê?</text:p>
      <text:p text:style-name="P7">Resposta: <text:span text:style-name="T8">Porque a medida que o resultado aumenta chega mais próximo do 'limite de números' do tipo inteiro, quando alteramos para o tipo 'long' temos um limite maior de números.</text:span>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8:34:31.262426126</meta:creation-date>
    <dc:date>2016-12-23T14:04:13.081482183</dc:date>
    <meta:editing-duration>PT1H29M2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501" meta:character-count="2821" meta:non-whitespace-character-count="2336"/>
  </office:meta>
</office:document-meta>
</file>